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71450" officeooo:paragraph-rsid="00171450"/>
    </style:style>
    <style:style style:name="P2" style:family="paragraph" style:parent-style-name="Heading_20_2">
      <style:text-properties officeooo:rsid="00171450" officeooo:paragraph-rsid="00171450"/>
    </style:style>
    <style:style style:name="P3" style:family="paragraph" style:parent-style-name="Text_20_body" style:list-style-name="L2">
      <style:text-properties officeooo:rsid="00171450" officeooo:paragraph-rsid="00171450"/>
    </style:style>
    <style:style style:name="P4" style:family="paragraph" style:parent-style-name="Text_20_body" style:list-style-name="L3">
      <style:text-properties officeooo:rsid="00171450" officeooo:paragraph-rsid="0017145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nline Tic-Tac-Toe</text:h>
      <text:list text:style-name="L2">
        <text:list-item>
          <text:p text:style-name="P3">Tic-Tac-Toe-Spiel</text:p>
        </text:list-item>
        <text:list-item>
          <text:p text:style-name="P3">Einfache KI</text:p>
          <text:list>
            <text:list-item>
              <text:p text:style-name="P3">Minmax-Algorithmus</text:p>
            </text:list-item>
          </text:list>
        </text:list-item>
        <text:list-item>
          <text:p text:style-name="P3">Online Multiplayer</text:p>
          <text:list>
            <text:list-item>
              <text:p text:style-name="P3">Websockets → Live</text:p>
            </text:list-item>
            <text:list-item>
              <text:p text:style-name="P3">Raum-basiert</text:p>
            </text:list-item>
          </text:list>
        </text:list-item>
        <text:list-item>
          <text:p text:style-name="P3">Datenbanksystem</text:p>
        </text:list-item>
      </text:list>
      <text:h text:style-name="P2" text:outline-level="2">Technologien</text:h>
      <text:list text:style-name="L3">
        <text:list-item>
          <text:p text:style-name="P4">MongoDB als Datenbanksystem</text:p>
        </text:list-item>
        <text:list-item>
          <text:p text:style-name="P4">Server: NodeJS</text:p>
        </text:list-item>
        <text:list-item>
          <text:p text:style-name="P4">Client: Browserapplikation, Framework: Reac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6T18:15:59.280000000</meta:creation-date>
    <dc:date>2024-01-17T14:06:11.960000000</dc:date>
    <meta:editing-duration>PT19H50M13S</meta:editing-duration>
    <meta:editing-cycles>1</meta:editing-cycles>
    <meta:document-statistic meta:table-count="0" meta:image-count="0" meta:object-count="0" meta:page-count="1" meta:paragraph-count="12" meta:word-count="33" meta:character-count="243" meta:non-whitespace-character-count="232"/>
    <meta:generator>LibreOffice/7.6.2.1$Windows_X86_64 LibreOffice_project/56f7684011345957bbf33a7ee678afaf4d2ba333</meta:generator>
  </office:meta>
</office:document-meta>
</file>